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800000048E77A40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fo:margin-left="0cm" fo:margin-top="0cm" fo:margin-bottom="0cm" table:align="left" style:writing-mode="page"/>
    </style:style>
    <style:style style:name="Таблица1.A" style:family="table-column">
      <style:table-column-properties style:column-width="2.469cm"/>
    </style:style>
    <style:style style:name="Таблица1.B" style:family="table-column">
      <style:table-column-properties style:column-width="0.706cm"/>
    </style:style>
    <style:style style:name="Таблица1.C" style:family="table-column">
      <style:table-column-properties style:column-width="8.927cm"/>
    </style:style>
    <style:style style:name="Таблица1.D" style:family="table-column">
      <style:table-column-properties style:column-width="4.89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cm" fo:padding-right="0cm" fo:padding-top="0.353cm" fo:padding-bottom="0cm" fo:border="none"/>
    </style:style>
    <style:style style:name="Таблица1.D3" style:family="table-cell">
      <style:table-cell-properties style:vertical-align="" fo:padding-left="0cm" fo:padding-right="0cm" fo:padding-top="0.353cm" fo:padding-bottom="0cm" fo:border="none"/>
    </style:style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>
      <style:paragraph-properties style:line-height-at-least="0.459cm">
        <style:tab-stops/>
      </style:paragraph-properties>
    </style:style>
    <style:style style:name="P3" style:family="paragraph" style:parent-style-name="Standard">
      <style:paragraph-properties style:line-height-at-least="0.459cm">
        <style:tab-stops/>
      </style:paragraph-properties>
      <style:text-properties style:font-name="Arial" fo:font-size="9pt" style:font-size-asian="9pt"/>
    </style:style>
    <style:style style:name="P4" style:family="paragraph" style:parent-style-name="Standard">
      <style:paragraph-properties fo:margin-top="0.882cm" fo:margin-bottom="0.265cm" style:contextual-spacing="false" fo:padding="0cm" fo:border-left="none" fo:border-right="none" fo:border-top="none" fo:border-bottom="0.74pt solid #d8d8d8">
        <style:tab-stops/>
      </style:paragraph-properties>
    </style:style>
    <style:style style:name="P5" style:family="paragraph" style:parent-style-name="Standard">
      <style:paragraph-properties fo:margin-top="0cm" fo:margin-bottom="0.176cm" style:contextual-spacing="false" style:line-height-at-least="0.459cm">
        <style:tab-stops/>
      </style:paragraph-properties>
    </style:style>
    <style:style style:name="P6" style:family="paragraph" style:parent-style-name="Standard">
      <style:paragraph-properties fo:margin-left="0.529cm" style:line-height-at-least="0.459cm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0.529cm" style:line-height-at-least="0.459cm" fo:text-indent="0cm" style:auto-text-indent="false">
        <style:tab-stops/>
      </style:paragraph-properties>
      <style:text-properties style:font-name="Arial" fo:font-size="9pt" style:font-size-asian="9pt"/>
    </style:style>
    <style:style style:name="P8" style:family="paragraph" style:parent-style-name="Standard">
      <style:paragraph-properties fo:text-align="center" style:justify-single-word="false">
        <style:tab-stops/>
      </style:paragraph-properties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style:font-name="Arial"/>
    </style:style>
    <style:style style:name="P10" style:family="paragraph" style:parent-style-name="Standard">
      <style:paragraph-properties style:line-height-at-least="0.388cm">
        <style:tab-stops/>
      </style:paragraph-properties>
    </style:style>
    <style:style style:name="P11" style:family="paragraph" style:parent-style-name="Standard">
      <style:paragraph-properties>
        <style:tab-stops/>
      </style:paragraph-properties>
      <style:text-properties style:font-name="Arial"/>
    </style:style>
    <style:style style:name="P12" style:family="paragraph" style:parent-style-name="Standard">
      <style:paragraph-properties style:line-height-at-least="0.494cm">
        <style:tab-stops/>
      </style:paragraph-properties>
    </style:style>
    <style:style style:name="P13" style:family="paragraph" style:parent-style-name="Standard">
      <style:paragraph-properties fo:margin-top="0.106cm" fo:margin-bottom="0.106cm" style:contextual-spacing="false" style:line-height-at-least="0.494cm">
        <style:tab-stops/>
      </style:paragraph-properties>
    </style:style>
    <style:style style:name="P14" style:family="paragraph" style:parent-style-name="Standard">
      <style:paragraph-properties fo:margin-top="0cm" fo:margin-bottom="0.106cm" style:contextual-spacing="false" style:line-height-at-least="0.459cm">
        <style:tab-stops/>
      </style:paragraph-properties>
    </style:style>
    <style:style style:name="P15" style:family="paragraph" style:parent-style-name="Standard">
      <style:paragraph-properties fo:margin-top="0.441cm" fo:margin-bottom="0cm" style:contextual-spacing="false" style:line-height-at-least="0.388cm">
        <style:tab-stops/>
      </style:paragraph-properties>
    </style:style>
    <style:style style:name="P16" style:family="paragraph" style:parent-style-name="Standard">
      <style:paragraph-properties fo:margin-top="0.441cm" fo:margin-bottom="0cm" style:contextual-spacing="false">
        <style:tab-stops/>
      </style:paragraph-properties>
      <style:text-properties style:font-name="Arial"/>
    </style:style>
    <style:style style:name="P17" style:family="paragraph" style:parent-style-name="Standard">
      <style:paragraph-properties fo:margin-top="0.441cm" fo:margin-bottom="0cm" style:contextual-spacing="false" style:line-height-at-least="0.494cm">
        <style:tab-stops/>
      </style:paragraph-properties>
    </style:style>
    <style:style style:name="P18" style:family="paragraph" style:parent-style-name="Standard">
      <style:paragraph-properties fo:margin-top="0.441cm" fo:margin-bottom="0cm" style:contextual-spacing="false" style:line-height-at-least="0.459cm">
        <style:tab-stops/>
      </style:paragraph-properties>
    </style:style>
    <style:style style:name="P19" style:family="paragraph" style:parent-style-name="Standard">
      <style:paragraph-properties fo:margin-top="0cm" fo:margin-bottom="0.176cm" style:contextual-spacing="false" style:line-height-at-least="0.494cm">
        <style:tab-stops/>
      </style:paragraph-properties>
    </style:style>
    <style:style style:name="P20" style:family="paragraph" style:parent-style-name="Standard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ize="25pt" fo:font-weight="bold" style:font-size-asian="25pt" style:font-weight-asian="bold"/>
    </style:style>
    <style:style style:name="T3" style:family="text">
      <style:text-properties style:font-name="Arial" fo:font-size="9pt" style:font-size-asian="9pt"/>
    </style:style>
    <style:style style:name="T4" style:family="text">
      <style:text-properties fo:color="#aeaeae" loext:opacity="100%" style:font-name="Arial" fo:font-size="9pt" style:font-size-asian="9pt"/>
    </style:style>
    <style:style style:name="T5" style:family="text">
      <style:text-properties style:font-name="Arial" fo:font-size="9pt" style:text-underline-style="solid" style:text-underline-width="auto" style:text-underline-color="font-color" style:font-size-asian="9pt"/>
    </style:style>
    <style:style style:name="T6" style:family="text">
      <style:text-properties fo:color="#aeaeae" loext:opacity="100%" style:font-name="Arial" fo:font-size="11pt" style:font-size-asian="11pt"/>
    </style:style>
    <style:style style:name="T7" style:family="text">
      <style:text-properties style:font-name="Arial" fo:font-size="12pt" fo:font-weight="bold" style:font-size-asian="12pt" style:font-weight-asian="bold"/>
    </style:style>
    <style:style style:name="T8" style:family="text">
      <style:text-properties style:font-name="Arial" fo:font-size="9pt" fo:font-weight="bold" style:font-size-asian="9pt" style:font-weight-asian="bold"/>
    </style:style>
    <style:style style:name="T9" style:family="text">
      <style:text-properties style:font-name="Arial" fo:font-size="16pt" fo:font-weight="bold" style:font-size-asian="16pt" style:font-weight-asian="bold"/>
    </style:style>
    <style:style style:name="T10" style:family="text">
      <style:text-properties fo:color="#707070" loext:opacity="100%" style:font-name="Arial" fo:font-size="8pt" style:font-size-asian="8pt"/>
    </style:style>
    <style:style style:name="T11" style:family="text">
      <style:text-properties style:font-name="Arial" fo:font-size="12pt" style:font-size-asian="12pt"/>
    </style:style>
    <style:style style:name="T12" style:family="text">
      <style:text-properties style:font-name="Arial" fo:font-size="11pt" style:font-size-asian="11pt"/>
    </style:style>
    <style:style style:name="T13" style:family="text">
      <style:text-properties style:font-name="Arial" fo:font-size="9pt" fo:background-color="#e6e6e6" loext:char-shading-value="0" style:font-size-asian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4" office:value-type="string">
            <text:p text:style-name="P1" loext:marker-style-name="T1"><text:span text:style-name="T2">Терских Константин Николаевич</text:span><text:span text:style-name="T2"/></text:p>
            <text:p text:style-name="P2" loext:marker-style-name="T1"><text:span text:style-name="T3">Мужчина, 51 год, родился 16 апреля 1974</text:span><text:span text:style-name="T3"/></text:p>
            <text:p text:style-name="P3" loext:marker-style-name="T3"/>
            <text:p text:style-name="P2" loext:marker-style-name="T3"><text:span text:style-name="T3">+7 (911) 7854106 </text:span><text:span text:style-name="T4">— предпочитаемый способ связи</text:span><text:span text:style-name="T3"> </text:span><text:span text:style-name="T4"><text:s/>• </text:span><text:span text:style-name="T3"><text:s/></text:span><text:span text:style-name="T4">@kostus_online</text:span></text:p>
            <text:p text:style-name="P2" loext:marker-style-name="T3"><text:a xlink:type="simple" xlink:href="mailto:kostus.online@gmail.com" text:style-name="ListLabel_20_1" text:visited-style-name="ListLabel_20_1"><text:span text:style-name="T5">kostus.online@gmail.com</text:span></text:a></text:p>
            <text:p text:style-name="P2" loext:marker-style-name="T3"><text:span text:style-name="T3">telegram: @kostus_online</text:span><text:span text:style-name="T3"/></text:p>
            <text:p text:style-name="P2" loext:marker-style-name="T1"><text:span text:style-name="T3">Telegram: https://t.me/kostus_online</text:span><text:span text:style-name="T3"/></text:p>
            <text:p text:style-name="P3" loext:marker-style-name="T3"/>
            <text:p text:style-name="P2" loext:marker-style-name="T3"><text:span text:style-name="T3">Проживает: Санкт-Петербург, м. Московская</text:span><text:span text:style-name="T3"/></text:p>
            <text:p text:style-name="P2" loext:marker-style-name="T3"><text:span text:style-name="T3">Гражданство: Россия, есть разрешение на работу: Россия</text:span><text:span text:style-name="T3"/></text:p>
            <text:p text:style-name="P2"><text:span text:style-name="T3">Готов к переезду: Москва, готов к редким командировкам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4"><text:span text:style-name="T6">Желаемая должность и зарплата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5" loext:marker-style-name="T3"><text:span text:style-name="T7">Главный специалист, программист АСУ ТП, MES: Siemens, Wonderware</text:span><text:span text:style-name="T8"/></text:p>
            <text:p text:style-name="P2" loext:marker-style-name="T3"><text:span text:style-name="T3">Специализации:    </text:span><text:span text:style-name="T3"/></text:p>
            <text:p text:style-name="P6" loext:marker-style-name="T3"><text:span text:style-name="T3">—    Программист, разработчик</text:span><text:span text:style-name="T3"/></text:p>
            <text:p text:style-name="P6" loext:marker-style-name="T3"><text:span text:style-name="T3">—    Руководитель группы разработки</text:span><text:span text:style-name="T3"/></text:p>
            <text:p text:style-name="P6" loext:marker-style-name="T3"><text:span text:style-name="T3">—    Руководитель проектов</text:span><text:span text:style-name="T3"/></text:p>
            <text:p text:style-name="P6" loext:marker-style-name="T3"><text:span text:style-name="T3">—    Технический директор (CTO)</text:span><text:span text:style-name="T3"/></text:p>
            <text:p text:style-name="P7" loext:marker-style-name="T3"/>
            <text:p text:style-name="P2" loext:marker-style-name="T3"><text:span text:style-name="T3">Тип занятости: полная занятость</text:span><text:span text:style-name="T3"/></text:p>
            <text:p text:style-name="P2" loext:marker-style-name="T3"><text:span text:style-name="T3">Формат работы: на месте работодателя</text:span><text:span text:style-name="T3"/></text:p>
            <text:p text:style-name="P2"><text:span text:style-name="T3"><text:line-break/>Желательное время в пути до работы: не имеет значения</text:span></text:p>
          </table:table-cell>
          <table:covered-table-cell/>
          <table:covered-table-cell/>
          <table:table-cell table:style-name="Таблица1.D3" office:value-type="string">
            <text:p text:style-name="P8" loext:marker-style-name="T1"><text:span text:style-name="T9">150 000</text:span><text:span text:style-name="T8"> ₽ на руки</text:span></text:p>
            <text:p text:style-name="P9" loext:marker-style-name="T1"/>
          </table:table-cell>
        </table:table-row>
        <table:table-row table:style-name="Таблица1.1">
          <table:table-cell table:style-name="Таблица1.A1" table:number-columns-spanned="4" office:value-type="string">
            <text:p text:style-name="P4"><text:span text:style-name="T6">Опыт работы —26 лет 8 месяцев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0"><text:span text:style-name="T10">Сентябрь 2024 — настоящее время<text:line-break/>1 год 7 месяцев</text:span></text:p>
          </table:table-cell>
          <table:table-cell table:style-name="Таблица1.A1" office:value-type="string">
            <text:p text:style-name="P11" loext:marker-style-name="T1"/>
            <text:p text:style-name="P11" loext:marker-style-name="T1"/>
          </table:table-cell>
          <table:table-cell table:style-name="Таблица1.A1" table:number-columns-spanned="2" office:value-type="string">
            <text:p text:style-name="P12" loext:marker-style-name="T1"><text:span text:style-name="T7">SkyPro</text:span><text:span text:style-name="T7"/></text:p>
            <text:p text:style-name="P2" loext:marker-style-name="T1"><text:span text:style-name="T4">Москва</text:span><text:span text:style-name="T4"/></text:p>
            <text:p text:style-name="P2" loext:marker-style-name="T1"><text:span text:style-name="T3">Информационные технологии, системная интеграция, интернет</text:span><text:span text:style-name="T3"/></text:p>
            <text:p text:style-name="P6" loext:marker-style-name="T1"><text:span text:style-name="T3">• Разработка программного обеспечения</text:span><text:span text:style-name="T3"/></text:p>
            <text:p text:style-name="P6" loext:marker-style-name="T1"><text:span text:style-name="T3">• Системная интеграция,    автоматизации технологических и бизнес-процессов предприятия, ИТ-консалтинг</text:span><text:span text:style-name="T3"/></text:p>
            <text:p text:style-name="P13" loext:marker-style-name="T11"><text:span text:style-name="T11">Java-разработчик</text:span><text:span text:style-name="T11"/></text:p>
            <text:p text:style-name="P14"><text:span text:style-name="T3">Java Core, StreamAPI; ООП; SOLID / KISS / DRY / YAGNI etc.;<text:line-break/>- JUnit, Mockito, Postman, Swagger UI;<text:line-break/>- Spring Boot 3.4.*; StreamAPI;<text:line-break/>- SQL: JPA/Hibernate; JdbcTemplate; PostgreSQL, MS SQL Server, MySQL;<text:line-break/>- NoSQL: Redis, MongoDB;<text:line-break/>- Liquibase;<text:line-break/>- RESTful API;<text:line-break/>- OpenAPI/Swagger, JavaDoc;<text:line-break/><text:line-break/></text:span><text:soft-page-break/><text:span text:style-name="T3">- Linux, maven, VS Code;<text:line-break/>- git, GitHub, GitHub Actions;<text:line-break/>- Docker, Kubernates;<text:line-break/><text:line-break/>&gt;&gt;&gt; https://github.com/taker1974 &lt;&lt;&lt;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5"><text:span text:style-name="T10">Февраль 2020 — Сентябрь 2024<text:line-break/>4 года 8 месяцев</text:span></text:p>
          </table:table-cell>
          <table:table-cell table:style-name="Таблица1.A1" office:value-type="string">
            <text:p text:style-name="P16" loext:marker-style-name="T1"/>
            <text:p text:style-name="P16" loext:marker-style-name="T1"/>
          </table:table-cell>
          <table:table-cell table:style-name="Таблица1.A1" table:number-columns-spanned="2" office:value-type="string">
            <text:p text:style-name="P17" loext:marker-style-name="T1"><text:span text:style-name="T7">Т-Софт</text:span><text:span text:style-name="T7"/></text:p>
            <text:p text:style-name="P2" loext:marker-style-name="T1"><text:span text:style-name="T4">Санкт-Петербург, t-soft.ru</text:span><text:span text:style-name="T4"/></text:p>
            <text:p text:style-name="P2" loext:marker-style-name="T1"><text:span text:style-name="T3">Информационные технологии, системная интеграция, интернет</text:span><text:span text:style-name="T3"/></text:p>
            <text:p text:style-name="P6" loext:marker-style-name="T1"><text:span text:style-name="T3">• Разработка программного обеспечения</text:span><text:span text:style-name="T3"/></text:p>
            <text:p text:style-name="P13" loext:marker-style-name="T11"><text:span text:style-name="T11">Ведущий инженер-программист</text:span><text:span text:style-name="T11"/></text:p>
            <text:p text:style-name="P14"><text:span text:style-name="T3">Разработка/доработка ПО для разработки ПО для АСУТП.<text:line-break/>Разработка кроссплатформенного ПО: Linux/Windows, Protobuf/gRPC. Kafka, микросервисы. <text:line-break/>Windows, Linux, .Net 6, C#, Avalonia UI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5"><text:span text:style-name="T10">Октябрь 2019 — Февраль 2020<text:line-break/>5 месяцев</text:span></text:p>
          </table:table-cell>
          <table:table-cell table:style-name="Таблица1.A1" office:value-type="string">
            <text:p text:style-name="P16" loext:marker-style-name="T1"/>
            <text:p text:style-name="P16" loext:marker-style-name="T1"/>
          </table:table-cell>
          <table:table-cell table:style-name="Таблица1.A1" table:number-columns-spanned="2" office:value-type="string">
            <text:p text:style-name="P17" loext:marker-style-name="T1"><text:span text:style-name="T7">СПЕКТРОН, НПО</text:span><text:span text:style-name="T7"/></text:p>
            <text:p text:style-name="P2" loext:marker-style-name="T1"><text:span text:style-name="T4">Санкт-Петербург, www.spectronxray.ru/</text:span><text:span text:style-name="T4"/></text:p>
            <text:p text:style-name="P2" loext:marker-style-name="T1"><text:span text:style-name="T3">Электроника, приборостроение, бытовая техника, компьютеры и оргтехника</text:span><text:span text:style-name="T3"/></text:p>
            <text:p text:style-name="P6" loext:marker-style-name="T1"><text:span text:style-name="T3">• Электронно-вычислительная, оптическая, контрольно-измерительная техника, радиоэлектроника, автоматика (продвижение, оптовая торговля)</text:span><text:span text:style-name="T3"/></text:p>
            <text:p text:style-name="P6" loext:marker-style-name="T1"><text:span text:style-name="T3">• Электронно-вычислительная, оптическая, контрольно-измерительная техника, радиоэлектроника, автоматика (монтаж, сервис, ремонт)</text:span><text:span text:style-name="T3"/></text:p>
            <text:p text:style-name="P6" loext:marker-style-name="T1"><text:span text:style-name="T3">• Электронно-вычислительная, оптическая, контрольно-измерительная техника, радиоэлектроника, автоматика (производство)</text:span><text:span text:style-name="T3"/></text:p>
            <text:p text:style-name="P13" loext:marker-style-name="T11"><text:span text:style-name="T11">Ведущий программист</text:span><text:span text:style-name="T11"/></text:p>
            <text:p text:style-name="P14"><text:span text:style-name="T3">Разработка ПО для рентгеновской спектрометрии: С#, .Net Framework, WPF, MVC/MVVM, монолит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5"><text:span text:style-name="T10">Март 2018 — Февраль 2020<text:line-break/>2 года</text:span></text:p>
          </table:table-cell>
          <table:table-cell table:style-name="Таблица1.A1" office:value-type="string">
            <text:p text:style-name="P16" loext:marker-style-name="T1"/>
            <text:p text:style-name="P16" loext:marker-style-name="T1"/>
          </table:table-cell>
          <table:table-cell table:style-name="Таблица1.A1" table:number-columns-spanned="2" office:value-type="string">
            <text:p text:style-name="P17" loext:marker-style-name="T1"><text:span text:style-name="T7">SM Contact</text:span><text:span text:style-name="T7"/></text:p>
            <text:p text:style-name="P2" loext:marker-style-name="T1"><text:span text:style-name="T4">Санкт-Петербург, smcontact.ru</text:span><text:span text:style-name="T4"/></text:p>
            <text:p text:style-name="P2" loext:marker-style-name="T1"><text:span text:style-name="T3">Электроника, приборостроение, бытовая техника, компьютеры и оргтехника</text:span><text:span text:style-name="T3"/></text:p>
            <text:p text:style-name="P6" loext:marker-style-name="T1"><text:span text:style-name="T3">• Промышленное, бытовое электрооборудование и электротехника (производство)</text:span><text:span text:style-name="T3"/></text:p>
            <text:p text:style-name="P13" loext:marker-style-name="T11"><text:span text:style-name="T11">Инженер-программист</text:span><text:span text:style-name="T11"/></text:p>
            <text:p text:style-name="P14"><text:span text:style-name="T3">Разработка специализированного ПО для анализа качества контактных соединений:<text:line-break/>- .Net 4.*, C#, WinForms, WPF;<text:line-break/>- MVVM, MVP;<text:line-break/>- PC, PLC Omron, Atmel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5"><text:span text:style-name="T10">Август 2017 — Март 2018<text:line-break/>8 месяцев</text:span></text:p>
          </table:table-cell>
          <table:table-cell table:style-name="Таблица1.A1" office:value-type="string">
            <text:p text:style-name="P16" loext:marker-style-name="T1"/>
            <text:p text:style-name="P16" loext:marker-style-name="T1"/>
          </table:table-cell>
          <table:table-cell table:style-name="Таблица1.A1" table:number-columns-spanned="2" office:value-type="string">
            <text:p text:style-name="P17" loext:marker-style-name="T1"><text:span text:style-name="T7">ТОМС-Проект</text:span><text:span text:style-name="T7"/></text:p>
            <text:p text:style-name="P2" loext:marker-style-name="T1"><text:span text:style-name="T4">Санкт-Петербург, tomsgroup.ru</text:span><text:span text:style-name="T4"/></text:p>
            <text:p text:style-name="P13" loext:marker-style-name="T11"><text:span text:style-name="T11">Главный специалист отдела АИС</text:span><text:span text:style-name="T11"/></text:p>
            <text:p text:style-name="P14"><text:span text:style-name="T3">Разработка проектов промышленной автоматизации на уровне ТКП, ТЗ, ТТ. Разработка и экспертиза проектов автоматизации на уровне АСУ ТП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5"><text:span text:style-name="T10">Май 2013 — Август 2017<text:line-break/>4 года 4 месяца</text:span></text:p>
          </table:table-cell>
          <table:table-cell table:style-name="Таблица1.A1" office:value-type="string">
            <text:p text:style-name="P16" loext:marker-style-name="T1"/>
            <text:p text:style-name="P16" loext:marker-style-name="T1"/>
          </table:table-cell>
          <table:table-cell table:style-name="Таблица1.A1" table:number-columns-spanned="2" office:value-type="string">
            <text:p text:style-name="P17" loext:marker-style-name="T1"><text:span text:style-name="T7">ОАО "Содружество-Соя"</text:span><text:span text:style-name="T7"/></text:p>
            <text:p text:style-name="P2" loext:marker-style-name="T1"><text:span text:style-name="T4">Калининград, www.sodrugestvo.com</text:span><text:span text:style-name="T4"/></text:p>
            <text:p text:style-name="P2" loext:marker-style-name="T1"><text:span text:style-name="T3">Продукты питания</text:span><text:span text:style-name="T3"/></text:p>
            <text:p text:style-name="P6" loext:marker-style-name="T1"><text:soft-page-break/><text:span text:style-name="T3">• Масложировая продукция (производство)</text:span><text:span text:style-name="T3"/></text:p>
            <text:p text:style-name="P6" loext:marker-style-name="T1"><text:span text:style-name="T3">• Корма для животных (продвижение, оптовая торговля)</text:span><text:span text:style-name="T3"/></text:p>
            <text:p text:style-name="P6" loext:marker-style-name="T1"><text:span text:style-name="T3">• Масложировая продукция (продвижение, оптовая торговля)</text:span><text:span text:style-name="T3"/></text:p>
            <text:p text:style-name="P6" loext:marker-style-name="T1"><text:span text:style-name="T3">• Корма для животных (производство)</text:span><text:span text:style-name="T3"/></text:p>
            <text:p text:style-name="P6" loext:marker-style-name="T1"><text:span text:style-name="T3">Сельское хозяйство</text:span><text:span text:style-name="T3"/></text:p>
            <text:p text:style-name="P6" loext:marker-style-name="T1"><text:span text:style-name="T3">• Сельскохозяйственная продукция (продвижение, оптовая торговля)</text:span><text:span text:style-name="T3"/></text:p>
            <text:p text:style-name="P13" loext:marker-style-name="T11"><text:span text:style-name="T11">Программист АСОДУ</text:span><text:span text:style-name="T11"/></text:p>
            <text:p text:style-name="P14"><text:span text:style-name="T3">Разработка диспетчерского ПО по заказу отдела логистики, диспетчерской службы и высшего руководства предприятия:<text:line-break/><text:line-break/>- Wonderware System Platform 2012, InTouch, Siemens Simatic, WinCC;<text:line-break/>- .Net/C#/SQL/SSIS/C/C++;<text:line-break/>- OData, Rest API, SOAP;<text:line-break/>- MS SQL Server, MS Visual Studio.<text:line-break/><text:line-break/>Анализ потребностей, разработка соответствующих подпроектов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5"><text:span text:style-name="T10">Октябрь 2008 — Февраль 2013<text:line-break/>4 года 5 месяцев</text:span></text:p>
          </table:table-cell>
          <table:table-cell table:style-name="Таблица1.A1" office:value-type="string">
            <text:p text:style-name="P16" loext:marker-style-name="T1"/>
            <text:p text:style-name="P16" loext:marker-style-name="T1"/>
          </table:table-cell>
          <table:table-cell table:style-name="Таблица1.A1" table:number-columns-spanned="2" office:value-type="string">
            <text:p text:style-name="P17" loext:marker-style-name="T1"><text:span text:style-name="T7">ООО «Енисейзолотоавтоматика»</text:span><text:span text:style-name="T7"/></text:p>
            <text:p text:style-name="P2" loext:marker-style-name="T1"><text:span text:style-name="T4">Красноярск, www.eza.krsn.ru</text:span><text:span text:style-name="T4"/></text:p>
            <text:p text:style-name="P2" loext:marker-style-name="T1"><text:span text:style-name="T3">Информационные технологии, системная интеграция, интернет</text:span><text:span text:style-name="T3"/></text:p>
            <text:p text:style-name="P6" loext:marker-style-name="T1"><text:span text:style-name="T3">• Разработка программного обеспечения</text:span><text:span text:style-name="T3"/></text:p>
            <text:p text:style-name="P6" loext:marker-style-name="T1"><text:span text:style-name="T3">• Системная интеграция,    автоматизации технологических и бизнес-процессов предприятия, ИТ-консалтинг</text:span><text:span text:style-name="T3"/></text:p>
            <text:p text:style-name="P13" loext:marker-style-name="T11"><text:span text:style-name="T11">Руководитель группы разработки АСУТП</text:span><text:span text:style-name="T11"/></text:p>
            <text:p text:style-name="P14"><text:span text:style-name="T3">Руководил группой проектирования АСУ ТП:<text:line-break/>- составление планов-графиков, отчётов, распределение заработной платы и т.п. ;<text:line-break/>- разработка ТКП, ТЗ, ПЗ;<text:line-break/>- разработка концепции проекта АСУ, выбор основных компонентов, разработка информационной структуры проекта и структуры комплекса технических средств;<text:line-break/>- программирование, пусконаладка, подписание актов.<text:line-break/><text:line-break/>Реализовано несколько проектов, среди которых:<text:line-break/>- АСУТП обогатительной фабрики (ОФ) "Олёкма", Амурская область: Siemens S7-300/400, WinCC 7.0.1;<text:line-break/>- АСУТП Саралинской золотоизвлекательной (ЗИФ) фабрики, р. Хакассия: Siemens S7-300/400, WinCC 6;<text:line-break/>- АСУТП ЗИФ "Пионер" (расширение отделений сгущения и сорбции №3): Siemens S7-400, WinCC 7.0.1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5"><text:span text:style-name="T10">Февраль 2008 — Октябрь 2008<text:line-break/>9 месяцев</text:span></text:p>
          </table:table-cell>
          <table:table-cell table:style-name="Таблица1.A1" office:value-type="string">
            <text:p text:style-name="P16" loext:marker-style-name="T1"/>
            <text:p text:style-name="P16" loext:marker-style-name="T1"/>
          </table:table-cell>
          <table:table-cell table:style-name="Таблица1.A1" table:number-columns-spanned="2" office:value-type="string">
            <text:p text:style-name="P17" loext:marker-style-name="T1"><text:span text:style-name="T7">Сибирский федеральный университет</text:span><text:span text:style-name="T7"/></text:p>
            <text:p text:style-name="P2" loext:marker-style-name="T1"><text:span text:style-name="T4">Красноярск</text:span><text:span text:style-name="T4"/></text:p>
            <text:p text:style-name="P2" loext:marker-style-name="T1"><text:span text:style-name="T3">Образовательные учреждения</text:span><text:span text:style-name="T3"/></text:p>
            <text:p text:style-name="P6" loext:marker-style-name="T1"><text:span text:style-name="T3">• Вуз, ссуз колледж, ПТУ</text:span><text:span text:style-name="T3"/></text:p>
            <text:p text:style-name="P13" loext:marker-style-name="T11"><text:span text:style-name="T11">Руководитель группы сопровождения</text:span><text:span text:style-name="T11"/></text:p>
            <text:p text:style-name="P14"><text:span text:style-name="T3">Выполнил слияние финансовых данных 4-х разных ВУЗов в одну систему Сибирского Федерального Университета:<text:line-break/>- анализ данных площадок, выработка подходящих решений;<text:line-break/>- разработка ПО и процедур для переноса данных;<text:line-break/>- 1С:Предприятие, КИС "Флагман".</text:span></text:p>
          </table:table-cell>
          <table:covered-table-cell/>
        </table:table-row>
        <text:soft-page-break/>
        <table:table-row table:style-name="Таблица1.1">
          <table:table-cell table:style-name="Таблица1.A1" office:value-type="string">
            <text:p text:style-name="P15"><text:span text:style-name="T10">Октябрь 2004 — Декабрь 2007<text:line-break/>3 года 3 месяца</text:span></text:p>
          </table:table-cell>
          <table:table-cell table:style-name="Таблица1.A1" office:value-type="string">
            <text:p text:style-name="P16" loext:marker-style-name="T1"/>
            <text:p text:style-name="P16" loext:marker-style-name="T1"/>
          </table:table-cell>
          <table:table-cell table:style-name="Таблица1.A1" table:number-columns-spanned="2" office:value-type="string">
            <text:p text:style-name="P17" loext:marker-style-name="T1"><text:span text:style-name="T7">ТоксСофт, АО, ЗАО "ТоксСофт-Сибирь"</text:span><text:span text:style-name="T7"/></text:p>
            <text:p text:style-name="P2" loext:marker-style-name="T1"><text:span text:style-name="T4">Красноярск, www.toxsoft.ru</text:span><text:span text:style-name="T4"/></text:p>
            <text:p text:style-name="P2" loext:marker-style-name="T1"><text:span text:style-name="T3">Информационные технологии, системная интеграция, интернет</text:span><text:span text:style-name="T3"/></text:p>
            <text:p text:style-name="P6" loext:marker-style-name="T1"><text:span text:style-name="T3">• Разработка программного обеспечения</text:span><text:span text:style-name="T3"/></text:p>
            <text:p text:style-name="P6" loext:marker-style-name="T1"><text:span text:style-name="T3">• Системная интеграция,    автоматизации технологических и бизнес-процессов предприятия, ИТ-консалтинг</text:span><text:span text:style-name="T3"/></text:p>
            <text:p text:style-name="P13" loext:marker-style-name="T11"><text:span text:style-name="T11">Инженер-программист</text:span><text:span text:style-name="T11"/></text:p>
            <text:p text:style-name="P14"><text:span text:style-name="T3">Автоматизация технологических процессов производства алюминия. Главный инженер проектов по направлению АСУТП транспорта сыпучих материалов. Разработка промышленного ПО для PLC (ПЛК) на базе MicroPC с использованием C/C++. <text:line-break/>Постановка задач по автоматизации, управление созданием и внедрением проектов автоматизации в указанной области.<text:line-break/><text:line-break/>Реализованы следующие проекты:<text:line-break/>- ЦРГ (Централизованная Разгрузка/Раздача Глинозёма) опытного участка 8-го корпуса САЗ (Саяногорского Алюминиевого Завода, Хакассия), 5 электролизёров РА-300; ГИП АСУТП: MicroPC (Fastwel/Octagon), C/C++, VB;<text:line-break/>- ЦРГ участка электролизёров РА-400 опытно-промышленного корпуса САЗ; ГИП АСУТП: MicroPC (Fastwel/Octagon), C/C++;<text:line-break/>- ЦРГ ВАЗ (Волховский Алюминиевый Завод, Ленинградская область), 20 электролизёров, нестандартное решение без бункеров АПГ (Автоматическая Подача Глинозёма); ГИП АСУТП: MicroPC (Fastwel/Octagon), C/C++;<text:line-break/>- ЦРГ участка электролизёров с обожжёнными анодами 4-го корпуса ИркАЗ (Иркутский Алюминиевый Завод, Иркутская область); ГИП АСУТП: MicroPC (Fastwel/Octagon), C/C++;<text:line-break/>- ЦРГ 5-й серии ИркАЗ, 2 корпуса, 200 электролизёров 300кА; первые электролизёры запущены в середине декабря-2007), глинозём автоматически подаётся в бункеры АПГ; ГИП АСУТП: MicroPC (Fastwel/Octagon), C/C++;<text:line-break/>- Модернизация сухих газоочисток (ГО) 3-8 САЗ: Allen-Bradley/Rockwell Software;<text:line-break/>- Модернизация транспорта коксовой пыли в ЦПЭ (Цех Производства Электродов) САЗ: Allen-Bradley/Rockwell Software, Siemens S7;<text:line-break/>- Проект транспортировки и дозирования огарковой пыли (в т.ч. аспирационной) в ЦПЭ САЗ (проект запущен на 60% на 11.12.2007); ГИП АСУТП: Allen-Bradley/Rockwell Software, Siemens S7;<text:line-break/>- Проект нового блока управления транспортом сыпучих материалов (БУТС) – уже используется в ЦРГ ВАЗ и в проекте транспортировки и дозирования огарковой пыли САЗ; ГИП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5"><text:span text:style-name="T10">Октябрь 2003 — Октябрь 2004<text:line-break/>1 год 1 месяц</text:span></text:p>
          </table:table-cell>
          <table:table-cell table:style-name="Таблица1.A1" office:value-type="string">
            <text:p text:style-name="P16" loext:marker-style-name="T1"/>
            <text:p text:style-name="P16" loext:marker-style-name="T1"/>
          </table:table-cell>
          <table:table-cell table:style-name="Таблица1.A1" table:number-columns-spanned="2" office:value-type="string">
            <text:p text:style-name="P17" loext:marker-style-name="T1"><text:span text:style-name="T7">ООО «ИнфоТех», ВЦ СО РАН</text:span><text:span text:style-name="T7"/></text:p>
            <text:p text:style-name="P2" loext:marker-style-name="T1"><text:span text:style-name="T4">Красноярск</text:span><text:span text:style-name="T4"/></text:p>
            <text:p text:style-name="P2" loext:marker-style-name="T1"><text:span text:style-name="T3">Информационные технологии, системная интеграция, интернет</text:span><text:span text:style-name="T3"/></text:p>
            <text:p text:style-name="P6" loext:marker-style-name="T1"><text:span text:style-name="T3">• Разработка программного обеспечения</text:span><text:span text:style-name="T3"/></text:p>
            <text:p text:style-name="P6" loext:marker-style-name="T1"><text:span text:style-name="T3">• Системная интеграция,    автоматизации технологических и бизнес-процессов предприятия, ИТ-консалтинг</text:span><text:span text:style-name="T3"/></text:p>
            <text:p text:style-name="P13" loext:marker-style-name="T11"><text:span text:style-name="T11">Старший программист</text:span><text:span text:style-name="T11"/></text:p>
            <text:p text:style-name="P14"><text:span text:style-name="T3">Разработка систем информатизации:<text:line-break/>- анализ требований, постановка задач для программистов;<text:line-break/>- управление ходом проекта, взаимодействие с заказчиками;<text:line-break/>- Borland Delphi, C++Builder, ErWin, BpWin, Rational Rose.<text:line-break/><text:line-break/>Завершено создание основы проекта системы сбора и обработки информации для Департамента Труда и Занятости населения Ханты-Мансийского Автономного Округа.</text:span></text:p>
          </table:table-cell>
          <table:covered-table-cell/>
        </table:table-row>
        <text:soft-page-break/>
        <table:table-row table:style-name="Таблица1.1">
          <table:table-cell table:style-name="Таблица1.A1" office:value-type="string">
            <text:p text:style-name="P15"><text:span text:style-name="T10">Январь 2001 — Октябрь 2003<text:line-break/>2 года 10 месяцев</text:span></text:p>
          </table:table-cell>
          <table:table-cell table:style-name="Таблица1.A1" office:value-type="string">
            <text:p text:style-name="P16" loext:marker-style-name="T1"/>
            <text:p text:style-name="P16" loext:marker-style-name="T1"/>
          </table:table-cell>
          <table:table-cell table:style-name="Таблица1.A1" table:number-columns-spanned="2" office:value-type="string">
            <text:p text:style-name="P17" loext:marker-style-name="T1"><text:span text:style-name="T7">ОАО «Сибирьтелеком», КРАСНЕТ</text:span><text:span text:style-name="T7"/></text:p>
            <text:p text:style-name="P2" loext:marker-style-name="T1"><text:span text:style-name="T4">Красноярск, www.krasnet.ru</text:span><text:span text:style-name="T4"/></text:p>
            <text:p text:style-name="P2" loext:marker-style-name="T1"><text:span text:style-name="T3">Информационные технологии, системная интеграция, интернет</text:span><text:span text:style-name="T3"/></text:p>
            <text:p text:style-name="P6" loext:marker-style-name="T1"><text:span text:style-name="T3">• Интернет-провайдер</text:span><text:span text:style-name="T3"/></text:p>
            <text:p text:style-name="P6" loext:marker-style-name="T1"><text:span text:style-name="T3">• Интернет-компания (поисковики, платежные системы, соц.сети, информационно-познавательные и развлекательные ресурсы, продвижение сайтов и прочее)</text:span><text:span text:style-name="T3"/></text:p>
            <text:p text:style-name="P6" loext:marker-style-name="T1"><text:span text:style-name="T3">• Разработка программного обеспечения</text:span><text:span text:style-name="T3"/></text:p>
            <text:p text:style-name="P13" loext:marker-style-name="T11"><text:span text:style-name="T11">Инженер-программист</text:span><text:span text:style-name="T11"/></text:p>
            <text:p text:style-name="P14"><text:span text:style-name="T3">Ранее - это компания ОАО "Электросвязь".<text:line-break/>Разработка внутренних проектов, выполнение текущих работ по обслуживанию оборудования и ПО, модернизация существующего ПО:<text:line-break/>- Linux, FreeBSD, SunOS; <text:line-break/>- C, C++, Perl; MySql, Postgres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5"><text:span text:style-name="T10">Май 1999 — Декабрь 2000<text:line-break/>1 год 8 месяцев</text:span></text:p>
          </table:table-cell>
          <table:table-cell table:style-name="Таблица1.A1" office:value-type="string">
            <text:p text:style-name="P16" loext:marker-style-name="T1"/>
            <text:p text:style-name="P16" loext:marker-style-name="T1"/>
          </table:table-cell>
          <table:table-cell table:style-name="Таблица1.A1" table:number-columns-spanned="2" office:value-type="string">
            <text:p text:style-name="P17" loext:marker-style-name="T1"><text:span text:style-name="T7">Softlogic Group</text:span><text:span text:style-name="T7"/></text:p>
            <text:p text:style-name="P2" loext:marker-style-name="T1"><text:span text:style-name="T4">Москва, www.softlogic.ru</text:span><text:span text:style-name="T4"/></text:p>
            <text:p text:style-name="P2" loext:marker-style-name="T1"><text:span text:style-name="T3">Информационные технологии, системная интеграция, интернет</text:span><text:span text:style-name="T3"/></text:p>
            <text:p text:style-name="P6" loext:marker-style-name="T1"><text:span text:style-name="T3">• Разработка программного обеспечения</text:span><text:span text:style-name="T3"/></text:p>
            <text:p text:style-name="P13" loext:marker-style-name="T11"><text:span text:style-name="T11">Инженер-тестировщик</text:span><text:span text:style-name="T11"/></text:p>
            <text:p text:style-name="P14"><text:span text:style-name="T3">Удалённая работа через Интернет. Тестирование указанного ПО: составление планов тестирования, выполнение тестов, написание отчётов (русский и английский языки отчётов).</text:span></text:p>
          </table:table-cell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4"><text:span text:style-name="T6">Образование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10"><text:span text:style-name="T12">Высшее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0"><text:span text:style-name="T10">1998<text:line-break/>Высшее</text:span></text:p>
          </table:table-cell>
          <table:covered-table-cell/>
          <table:table-cell table:style-name="Таблица1.A1" table:number-columns-spanned="2" office:value-type="string">
            <text:p text:style-name="P12" loext:marker-style-name="T1"><text:span text:style-name="T7">Сибирский федеральный университет, Красноярск</text:span><text:span text:style-name="T7"/></text:p>
            <text:p text:style-name="P2"><text:span text:style-name="T3">Механико-технологический факультет, Металлообрабатывающие станки и комплексы</text:span></text:p>
          </table:table-cell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4"><text:span text:style-name="T6">Повышение квалификации, курсы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0"><text:span text:style-name="T10">2025</text:span></text:p>
          </table:table-cell>
          <table:covered-table-cell/>
          <table:table-cell table:style-name="Таблица1.A1" table:number-columns-spanned="2" office:value-type="string">
            <text:p text:style-name="P12" loext:marker-style-name="T1"><text:span text:style-name="T7">Разработчик Java</text:span><text:span text:style-name="T7"/></text:p>
            <text:p text:style-name="P2"><text:span text:style-name="T3">SkyPro, Java</text:span></text:p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5"><text:span text:style-name="T10">2013</text:span></text:p>
          </table:table-cell>
          <table:covered-table-cell/>
          <table:table-cell table:style-name="Таблица1.A1" table:number-columns-spanned="2" office:value-type="string">
            <text:p text:style-name="P17" loext:marker-style-name="T1"><text:span text:style-name="T7">Wonderware Application Server 2012 R2</text:span><text:span text:style-name="T7"/></text:p>
            <text:p text:style-name="P2"><text:span text:style-name="T3">Клинкманн (Klinkmann), Санкт-Петербург, Программист</text:span></text:p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5"><text:span text:style-name="T10">2013</text:span></text:p>
          </table:table-cell>
          <table:covered-table-cell/>
          <table:table-cell table:style-name="Таблица1.A1" table:number-columns-spanned="2" office:value-type="string">
            <text:p text:style-name="P17" loext:marker-style-name="T1"><text:span text:style-name="T7">InTouch for Wonderware System Platform 2012 R2</text:span><text:span text:style-name="T7"/></text:p>
            <text:p text:style-name="P2"><text:span text:style-name="T3">Клинкманн (Klinkmann), Санкт-Петербург, Программист</text:span></text:p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5"><text:span text:style-name="T10">2012</text:span></text:p>
          </table:table-cell>
          <table:covered-table-cell/>
          <table:table-cell table:style-name="Таблица1.A1" table:number-columns-spanned="2" office:value-type="string">
            <text:p text:style-name="P17" loext:marker-style-name="T1"><text:span text:style-name="T7">Конфигурирование 1С:Предприятие, Платформа 8 (программирование 1С 8</text:span><text:span text:style-name="T7"/></text:p>
            <text:p text:style-name="P2"><text:span text:style-name="T3">1С:БиТ, Красноярск, 1С:Бухгалтерия, конфигурирование (программирование)</text:span></text:p>
          </table:table-cell>
          <table:covered-table-cell/>
        </table:table-row>
        <text:soft-page-break/>
        <table:table-row table:style-name="Таблица1.1">
          <table:table-cell table:style-name="Таблица1.A1" table:number-columns-spanned="4" office:value-type="string">
            <text:p text:style-name="P4"><text:span text:style-name="T6">Навыки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0"><text:span text:style-name="T10">Знание языков</text:span></text:p>
          </table:table-cell>
          <table:covered-table-cell/>
          <table:table-cell table:style-name="Таблица1.A1" table:number-columns-spanned="2" office:value-type="string">
            <text:p text:style-name="P2" loext:marker-style-name="T3"><text:span text:style-name="T3">Русский </text:span><text:span text:style-name="T4">— Родной</text:span></text:p>
            <text:p text:style-name="P2"><text:span text:style-name="T3">Английский </text:span><text:span text:style-name="T4">— B1 — Средний</text:span></text:p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5"><text:span text:style-name="T10">Навыки</text:span></text:p>
          </table:table-cell>
          <table:covered-table-cell/>
          <table:table-cell table:style-name="Таблица1.A1" table:number-columns-spanned="2" office:value-type="string">
            <text:p text:style-name="P18"><text:span text:style-name="T13">C</text:span><text:span text:style-name="T3">    </text:span><text:span text:style-name="T13">C++</text:span><text:span text:style-name="T3">    </text:span><text:span text:style-name="T13">CODESYS</text:span><text:span text:style-name="T3">    </text:span><text:span text:style-name="T13">InTouch</text:span><text:span text:style-name="T3">    </text:span><text:span text:style-name="T13">Linux</text:span><text:span text:style-name="T3">    </text:span><text:span text:style-name="T13">MicroPC</text:span><text:span text:style-name="T3">    </text:span><text:span text:style-name="T13">MS Visual Studio</text:span><text:span text:style-name="T3">    </text:span><text:span text:style-name="T13">Qt</text:span><text:span text:style-name="T3">    </text:span><text:span text:style-name="T13">S7-200/300/400/1200</text:span><text:span text:style-name="T3">    </text:span><text:span text:style-name="T13">Siemens SIMATIC</text:span><text:span text:style-name="T3">    </text:span><text:span text:style-name="T13">Step7</text:span><text:span text:style-name="T3">    </text:span><text:span text:style-name="T13">TIA Portal</text:span><text:span text:style-name="T3">    </text:span><text:span text:style-name="T13">WinCC</text:span><text:span text:style-name="T3">    </text:span><text:span text:style-name="T13">Wonderware System Platform</text:span><text:span text:style-name="T3">    </text:span><text:span text:style-name="T13">Программирование</text:span><text:span text:style-name="T3">    </text:span><text:span text:style-name="T13">Проектная документация</text:span><text:span text:style-name="T3">    </text:span><text:span text:style-name="T13">C#</text:span><text:span text:style-name="T3">    </text:span><text:span text:style-name="T13">SQL</text:span><text:span text:style-name="T3">    </text:span><text:span text:style-name="T13">Разработка технических заданий</text:span><text:span text:style-name="T3">    </text:span><text:span text:style-name="T13">Microsoft Visual Studio</text:span><text:span text:style-name="T3">    </text:span><text:span text:style-name="T13">Visual Studio Code</text:span><text:span text:style-name="T3">    </text:span><text:span text:style-name="T13">Java</text:span><text:span text:style-name="T3">    </text:span><text:span text:style-name="T13">Spring Boot</text:span><text:span text:style-name="T3">    </text:span><text:span text:style-name="T13">Автоматизация производства</text:span><text:span text:style-name="T3">    </text:span><text:span text:style-name="T13">АСУ ТП</text:span><text:span text:style-name="T3">    </text:span><text:span text:style-name="T13">Разработка проектной документации</text:span><text:span text:style-name="T3">    </text:span><text:span text:style-name="T13">Автоматизация технологических процессов</text:span><text:span text:style-name="T3">    </text:span><text:span text:style-name="T13">SCADA</text:span><text:span text:style-name="T3">    </text:span><text:span text:style-name="T13">Автоматизация процессов</text:span><text:span text:style-name="T3">    </text:span><text:span text:style-name="T13">С#</text:span></text:p>
          </table:table-cell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4"><text:span text:style-name="T6">Опыт вождения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19" loext:marker-style-name="T3"><text:span text:style-name="T3">Имеется собственный автомобиль</text:span><text:span text:style-name="T3"/></text:p>
            <text:p text:style-name="P19"><text:span text:style-name="T3">Права категории B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4"><text:span text:style-name="T6">Дополнительная информация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0"><text:span text:style-name="T10">Рекомендации</text:span></text:p>
          </table:table-cell>
          <table:covered-table-cell/>
          <table:table-cell table:style-name="Таблица1.A1" table:number-columns-spanned="2" office:value-type="string">
            <text:p text:style-name="P2" loext:marker-style-name="T3"><text:span text:style-name="T3">ЗАО "Содружество-Соя"</text:span><text:span text:style-name="T3"/></text:p>
            <text:p text:style-name="P2"><text:span text:style-name="T4">Пономарёв Кирилл Дмитриевич (Начальник отдела разработки и внедрения информационных систем)</text:span></text:p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5"><text:span text:style-name="T10">Обо мне</text:span></text:p>
          </table:table-cell>
          <table:covered-table-cell/>
          <table:table-cell table:style-name="Таблица1.A1" table:number-columns-spanned="2" office:value-type="string">
            <text:p text:style-name="P18"><text:span text:style-name="T3">Реализовал более 10 крупных проектов автоматизации производства.<text:line-break/>Реализовал около 5 важных проектов на C#.<text:line-break/><text:line-break/>Успешно переориентировался на веб-разработку под Java и Spring Boot.<text:line-break/><text:line-break/>Свободно и давно использую Linux, VS Code.<text:line-break/>Умею и даже люблю писать документацию.<text:line-break/><text:line-break/>Без вредных привычек.</text:span></text:p>
          </table:table-cell>
          <table:covered-table-cell/>
        </table:table-row>
      </table:table>
      <text:p text:style-name="P20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font-name="Arial" fo:font-family="Arial" style:font-family-generic="roman" style:font-pitch="variable" fo:font-size="9pt" style:text-underline-style="solid" style:text-underline-width="auto" style:text-underline-color="font-color" style:font-size-asian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style:width="16.865cm" fo:margin-left="0cm" fo:margin-top="0cm" fo:margin-bottom="0cm" table:align="left" style:writing-mode="page"/>
    </style:style>
    <style:style style:name="Таблица2.A" style:family="table-column">
      <style:table-column-properties style:column-width="16.86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cm" fo:border-left="none" fo:border-right="none" fo:border-top="none" fo:border-bottom="0.75pt solid #aeaeae"/>
    </style:style>
    <style:style style:name="MP1" style:family="paragraph" style:parent-style-name="Standard">
      <style:paragraph-properties fo:margin-top="0cm" fo:margin-bottom="0.353cm" style:contextual-spacing="false" fo:text-align="end" style:justify-single-word="false">
        <style:tab-stops/>
      </style:paragraph-properties>
    </style:style>
    <style:style style:name="MT1" style:family="text">
      <style:text-properties fo:color="#bcbcbc" loext:opacity="100%" style:font-name="Arial" fo:font-size="8pt" style:font-size-asian="8pt" style:font-family-complex="Arial" style:font-family-generic-complex="system" style:font-pitch-complex="variable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able:table table:name="Таблица2" table:style-name="Таблица2">
          <table:table-column table:style-name="Таблица2.A"/>
          <table:table-row table:style-name="Таблица2.1">
            <table:table-cell table:style-name="Таблица2.A1" office:value-type="string">
              <text:p text:style-name="MP1"><draw:frame draw:style-name="Mfr1" draw:name="Изображение1" text:anchor-type="as-char" svg:width="1.508cm" svg:height="1.508cm" draw:z-index="0"><draw:image xlink:href="Pictures/100000010000004800000048E77A401C.png" xlink:type="simple" xlink:show="embed" xlink:actuate="onLoad" draw:mime-type="image/png"/></draw:frame><text:s/></text:p>
            </table:table-cell>
          </table:table-row>
        </table:table>
        <text:p text:style-name="Standard"/>
      </style:header-first>
      <style:footer>
        <text:p text:style-name="Standard"><text:span text:style-name="MT1">Терских Константин    •    Резюме обновлено 17 сентября 2025 в 08:36</text:span></text:p>
      </style:footer>
      <style:footer-first>
        <text:p text:style-name="Standard"><text:span text:style-name="MT1">Резюме обновлено 17 сентября 2025 в 08:36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2" meta:image-count="1" meta:object-count="0" meta:page-count="6" meta:paragraph-count="152" meta:word-count="1259" meta:character-count="10689" meta:non-whitespace-character-count="9422"/>
    <meta:generator>LibreOffice/25.8.5.2$Linux_X86_64 LibreOffice_project/580$Build-2</meta:generator>
  </office:meta>
</office:document-meta>
</file>